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647d" officeooo:paragraph-rsid="000d647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647d" officeooo:paragraph-rsid="000d647d" style:font-weight-asian="bold" style:font-weight-complex="bold"/>
    </style:style>
    <style:style style:name="P3" style:family="paragraph" style:parent-style-name="Standard" style:list-style-name="L1">
      <style:text-properties officeooo:rsid="000d647d" officeooo:paragraph-rsid="000d647d"/>
    </style:style>
    <style:style style:name="P4" style:family="paragraph" style:parent-style-name="Standard" style:list-style-name="L2">
      <style:text-properties fo:font-weight="normal" officeooo:rsid="000d647d" officeooo:paragraph-rsid="000d647d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1">Vm using full os</text:p>
      <text:list xml:id="list406865887" text:style-name="L1">
        <text:list-item>
          <text:p text:style-name="P3">Vms isolate applications at os level</text:p>
        </text:list-item>
        <text:list-item>
          <text:p text:style-name="P3">To isolate applications live nginx, apache, mysql we need separate Vms</text:p>
        </text:list-item>
        <text:list-item>
          <text:p text:style-name="P3">Vms are overprovisioned for high availability ( means we build high end systems for safety which increases the <text:tab/>infrastructure costs and operational costs</text:p>
        </text:list-item>
        <text:list-item>
          <text:p text:style-name="P3">OS boot takes time</text:p>
        </text:list-item>
      </text:list>
      <text:p text:style-name="P1"/>
      <text:p text:style-name="P2">Isolation of applications without OS</text:p>
      <text:list xml:id="list1670352517" text:style-name="L2">
        <text:list-item>
          <text:p text:style-name="P4">Isolation of applications with separate filesystem, libraries and application code is called containerization</text:p>
        </text:list-item>
        <text:list-item>
          <text:p text:style-name="P4">container is like a software package.</text:p>
        </text:list-item>
        <text:list-item>
          <text:p text:style-name="P4"/>
        </text:list-item>
      </text:list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text-underline-style="none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20:35:25.081555717</meta:creation-date>
    <dc:date>2023-08-18T11:38:22.519576255</dc:date>
    <meta:editing-duration>PT51M5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80" meta:character-count="490" meta:non-whitespace-character-count="424"/>
  </office:meta>
</office:document-meta>
</file>